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2808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andard_Strain_Relief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2">
            <text:p>LDO-Spacer</text:p>
          </table:table-cell>
          <table:covered-table-cell/>
          <table:table-cell table:style-name="ce1"/>
          <table:table-cell office:value-type="string" table:number-columns-spanned="2" table:number-rows-spanned="1" table:style-name="ce2">
            <text:p>Moons-Spacer</text:p>
          </table:table-cell>
          <table:covered-table-cell/>
          <table:table-cell table:style-name="ce1"/>
          <table:table-cell office:value-type="string" table:style-name="ce1">
            <text:p>STL Expor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xtruder</text:p>
          </table:table-cell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style-name="ce1"/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ibra Mini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7.850000000000001" table:formula="of:=[.B3]" table:style-name="ce1">
            <text:p>17,85</text:p>
          </table:table-cell>
          <table:table-cell table:style-name="ce1"/>
          <table:table-cell office:value-type="float" office:value="17.350000000000001" table:formula="of:=[.B3]-0.5" table:style-name="ce1">
            <text:p>17,35</text:p>
          </table:table-cell>
          <table:table-cell office:value-type="float" office:value="17.350000000000001" table:formula="of:=[.C3]-0.5" table:style-name="ce1">
            <text:p>17,35</text:p>
          </table:table-cell>
          <table:table-cell office:value-type="string" office:string-value="SAME" table:formula="of:=IF([.E3]=[.F3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biter v2.0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8.100000000000001" table:formula="of:=[.B4]" table:style-name="ce1">
            <text:p>18,1</text:p>
          </table:table-cell>
          <table:table-cell table:style-name="ce1"/>
          <table:table-cell office:value-type="float" office:value="17.600000000000001" table:formula="of:=[.B4]-0.5" table:style-name="ce1">
            <text:p>17,6</text:p>
          </table:table-cell>
          <table:table-cell office:value-type="float" office:value="17.600000000000001" table:formula="of:=[.C4]-0.5" table:style-name="ce1">
            <text:p>17,6</text:p>
          </table:table-cell>
          <table:table-cell office:value-type="string" office:string-value="SAME" table:formula="of:=IF([.E4]=[.F4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erpa Micro</text:p>
          </table:table-cell>
          <table:table-cell office:value-type="float" office:value="21.85" table:style-name="ce1">
            <text:p>21,85</text:p>
          </table:table-cell>
          <table:table-cell office:value-type="float" office:value="23.85" table:formula="of:=[.B5]+2" table:style-name="ce1">
            <text:p>23,85</text:p>
          </table:table-cell>
          <table:table-cell table:style-name="ce1"/>
          <table:table-cell office:value-type="float" office:value="21.35" table:formula="of:=[.B5]-0.5" table:style-name="ce1">
            <text:p>21,35</text:p>
          </table:table-cell>
          <table:table-cell office:value-type="float" office:value="23.85" table:formula="of:=[.C5]" table:style-name="ce1">
            <text:p>23,85</text:p>
          </table:table-cell>
          <table:table-cell office:value-type="string" office:string-value="DIFF" table:formula="of:=IF([.E5]=[.F5];&quot;SAME&quot;;&quot;DIFF&quot;)" table:style-name="ce1">
            <text:p>DIFF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erpa Mini</text:p>
          </table:table-cell>
          <table:table-cell office:value-type="float" office:value="21.85" table:style-name="ce1">
            <text:p>21,85</text:p>
          </table:table-cell>
          <table:table-cell office:value-type="float" office:value="21.85" table:style-name="ce1">
            <text:p>21,85</text:p>
          </table:table-cell>
          <table:table-cell table:style-name="ce1"/>
          <table:table-cell office:value-type="float" office:value="21.35" table:formula="of:=[.B6]-0.5" table:style-name="ce1">
            <text:p>21,35</text:p>
          </table:table-cell>
          <table:table-cell office:value-type="float" office:value="21.35" table:formula="of:=[.C6]-0.5" table:style-name="ce1">
            <text:p>21,35</text:p>
          </table:table-cell>
          <table:table-cell office:value-type="string" office:string-value="SAME" table:formula="of:=IF([.E6]=[.F6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GB-Lite</text:p>
          </table:table-cell>
          <table:table-cell office:value-type="float" office:value="22.35" table:formula="of:=[.E7]+0.5" table:style-name="ce1">
            <text:p>22,35</text:p>
          </table:table-cell>
          <table:table-cell office:value-type="float" office:value="22.35" table:formula="of:=[.F7]+0.5" table:style-name="ce1">
            <text:p>22,35</text:p>
          </table:table-cell>
          <table:table-cell table:style-name="ce1"/>
          <table:table-cell office:value-type="float" office:value="21.85" table:style-name="ce1">
            <text:p>21,85</text:p>
          </table:table-cell>
          <table:table-cell office:value-type="float" office:value="21.85" table:formula="of:=[.E7]" table:style-name="ce1">
            <text:p>21,85</text:p>
          </table:table-cell>
          <table:table-cell office:value-type="string" office:string-value="SAME" table:formula="of:=IF([.E7]=[.F7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z-Hextrudort Low</text:p>
          </table:table-cell>
          <table:table-cell office:value-type="float" office:value="22.2" table:style-name="ce1">
            <text:p>22,2</text:p>
          </table:table-cell>
          <table:table-cell office:value-type="float" office:value="22.2" table:formula="of:=[.B8]" table:style-name="ce1">
            <text:p>22,2</text:p>
          </table:table-cell>
          <table:table-cell table:style-name="ce1"/>
          <table:table-cell office:value-type="float" office:value="21.7" table:formula="of:=[.B8]-0.5" table:style-name="ce1">
            <text:p>21,7</text:p>
          </table:table-cell>
          <table:table-cell office:value-type="float" office:value="21.7" table:formula="of:=[.C8]-0.5" table:style-name="ce1">
            <text:p>21,7</text:p>
          </table:table-cell>
          <table:table-cell office:value-type="string" office:string-value="SAME" table:formula="of:=IF([.E8]=[.F8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biter v1.5</text:p>
          </table:table-cell>
          <table:table-cell office:value-type="float" office:value="23.1" table:style-name="ce1">
            <text:p>23,1</text:p>
          </table:table-cell>
          <table:table-cell office:value-type="float" office:value="10.8" table:style-name="ce1">
            <text:p>10,8</text:p>
          </table:table-cell>
          <table:table-cell table:style-name="ce1"/>
          <table:table-cell office:value-type="float" office:value="22.6" table:formula="of:=[.B9]-0.5" table:style-name="ce1">
            <text:p>22,6</text:p>
          </table:table-cell>
          <table:table-cell office:value-type="float" office:value="10.3" table:formula="of:=[.C9]-0.5" table:style-name="ce1">
            <text:p>10,3</text:p>
          </table:table-cell>
          <table:table-cell office:value-type="string" office:string-value="DIFF" table:formula="of:=IF([.E9]=[.F9];&quot;SAME&quot;;&quot;DIFF&quot;)" table:style-name="ce1">
            <text:p>DIFF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  <table:table table:name="Alternative_Strain_Relief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2">
            <text:p>LDO-Spacer</text:p>
          </table:table-cell>
          <table:covered-table-cell/>
          <table:table-cell table:style-name="ce1"/>
          <table:table-cell office:value-type="string" table:number-columns-spanned="2" table:number-rows-spanned="1" table:style-name="ce2">
            <text:p>Moons-Spacer</text:p>
          </table:table-cell>
          <table:covered-table-cell/>
          <table:table-cell table:style-name="ce1"/>
          <table:table-cell office:value-type="string" table:style-name="ce1">
            <text:p>STL Expor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xtruder</text:p>
          </table:table-cell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style-name="ce1"/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ibra Mini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Orbiter v2.0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Sherpa Micro</text:p>
          </table:table-cell>
          <table:table-cell office:value-type="float" office:value="21.85" table:style-name="ce1">
            <text:p>21,85</text:p>
          </table:table-cell>
          <table:table-cell office:value-type="float" office:value="21.85" table:formula="of:=[.B5]" table:style-name="ce1">
            <text:p>21,85</text:p>
          </table:table-cell>
          <table:table-cell table:style-name="ce1"/>
          <table:table-cell office:value-type="float" office:value="21.35" table:formula="of:=[.B5]-0.5" table:style-name="ce1">
            <text:p>21,35</text:p>
          </table:table-cell>
          <table:table-cell office:value-type="float" office:value="21.35" table:formula="of:=[.C5]-0.5" table:style-name="ce1">
            <text:p>21,35</text:p>
          </table:table-cell>
          <table:table-cell office:value-type="string" office:string-value="SAME" table:formula="of:=IF([.E5]=[.F5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erpa Mini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TGB-Lite</text:p>
          </table:table-cell>
          <table:table-cell office:value-type="float" office:value="20.350000000000001" table:style-name="ce1">
            <text:p>20,35</text:p>
          </table:table-cell>
          <table:table-cell office:value-type="float" office:value="22.35" table:formula="of:=[.F7]+0.5" table:style-name="ce1">
            <text:p>22,35</text:p>
          </table:table-cell>
          <table:table-cell table:style-name="ce1"/>
          <table:table-cell office:value-type="float" office:value="20.350000000000001" table:formula="of:=[.B7]" table:style-name="ce1">
            <text:p>20,35</text:p>
          </table:table-cell>
          <table:table-cell office:value-type="float" office:value="21.85" table:style-name="ce1">
            <text:p>21,85</text:p>
          </table:table-cell>
          <table:table-cell office:value-type="string" office:string-value="DIFF" table:formula="of:=IF([.E7]=[.F7];&quot;SAME&quot;;&quot;DIFF&quot;)" table:style-name="ce1">
            <text:p>DIFF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z-Hextrudort Low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Orbiter v1.5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7.600000000000001" table:formula="of:=[.B9]" table:style-name="ce1">
            <text:p>17,6</text:p>
          </table:table-cell>
          <table:table-cell table:style-name="ce1"/>
          <table:table-cell office:value-type="float" office:value="17.100000000000001" table:formula="of:=[.B9]-0.5" table:style-name="ce1">
            <text:p>17,1</text:p>
          </table:table-cell>
          <table:table-cell office:value-type="float" office:value="17.100000000000001" table:formula="of:=[.C9]-0.5" table:style-name="ce1">
            <text:p>17,1</text:p>
          </table:table-cell>
          <table:table-cell office:value-type="string" office:string-value="SAME" table:formula="of:=IF([.E9]=[.F9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  <table:table table:name="Umbilical" table:style-name="ta2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2">
            <text:p>LDO-Spacer</text:p>
          </table:table-cell>
          <table:covered-table-cell/>
          <table:table-cell table:style-name="ce1"/>
          <table:table-cell office:value-type="string" table:number-columns-spanned="2" table:number-rows-spanned="1" table:style-name="ce2">
            <text:p>Moons-Spacer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Extruder</text:p>
          </table:table-cell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style-name="ce1"/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ibra Mini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Orbiter v2.0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Sherpa Micro</text:p>
          </table:table-cell>
          <table:table-cell office:value-type="string" table:number-columns-spanned="5" table:number-rows-spanned="1" table:style-name="ce2">
            <text:p>same as<text:s/><text:span text:style-name="T2">Alternative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Sherpa Mini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TGB-Lite</text:p>
          </table:table-cell>
          <table:table-cell office:value-type="string" table:number-columns-spanned="5" table:number-rows-spanned="1" table:style-name="ce2">
            <text:p>same as<text:s/><text:span text:style-name="T2">Alternative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Vz-Hextrudort Low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Orbiter v1.5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7.399999999999999" table:formula="of:=[.B9]" table:style-name="ce1">
            <text:p>17,4</text:p>
          </table:table-cell>
          <table:table-cell table:style-name="ce1"/>
          <table:table-cell office:value-type="float" office:value="16.899999999999999" table:formula="of:=[.B9]-0.5" table:style-name="ce1">
            <text:p>16,9</text:p>
          </table:table-cell>
          <table:table-cell office:value-type="float" office:value="16.899999999999999" table:formula="of:=[.C9]-0.5" table:style-name="ce1">
            <text:p>16,9</text:p>
          </table:table-cell>
          <table:table-cell office:value-type="string" table:style-name="ce1">
            <text:p>x</text:p>
          </table:table-cell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acob Großstück</meta:initial-creator>
    <dc:creator>Jacob Großstück</dc:creator>
    <meta:creation-date>2023-02-22T14:18:47Z</meta:creation-date>
    <dc:date>2023-02-28T12:25:27Z</dc:date>
  </office:meta>
</office:document-meta>
</file>